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Madame, Monsieur,<text:line-break/>Votre classe préparatoire MP2I, avec son enseignement d'excellence en informatique, mathématiques et physique, offre un environnement exigeant et stimulant qui m'attire particulièrement. En janvier dernier, j'ai eu l'occasion de participer à une journée d'immersion dans un autre lycée proposant cette filière, où j'ai pu échanger avec des étudiants et assister à des cours. Renforçant ainsi ma motivation à rejoindre une prépa MP2I comme la vôtre.<text:line-break/>Passionné par l'informatique, notamment la programmation bas niveau et l'architecture des processeurs, je programme en Python et C++ depuis plusieurs années. Ces compétences m'ont permis de réaliser des projets personnels tels que la création de ma version du jeu de la vie de John Horton Conway, une implémentation de l'algorithme de pathfinding A* et la conception d'un processeur programmable dans un environnement de simulation.<text:line-break/>Rejoindre votre classe préparatoire serait pour moi l'opportunité idéale d'enrichir mes connaissances scientifiques et techniques, et de me préparer aux exigences des écoles d'ingénieurs. Je suis convaincu que cet environnement de travail rigoureux et motivant me permettra de développer tout mon potentiel et d'atteindre mes ambitions professionnelles.<text:line-break/>Je vous remercie de l'attention que vous porterez à ma candidature.<text:line-break/>Veuillez agréer, Madame, Monsieur, l'expression de mes salutations distinguées.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3-30T20:01:15.918000000</meta:creation-date>
    <dc:date>2025-03-30T20:01:41.755000000</dc:date>
    <meta:editing-duration>PT25S</meta:editing-duration>
    <meta:editing-cycles>1</meta:editing-cycles>
    <meta:generator>LibreOffice/7.2.4.1$Windows_X86_64 LibreOffice_project/27d75539669ac387bb498e35313b970b7fe9c4f9</meta:generator>
    <meta:document-statistic meta:table-count="0" meta:image-count="0" meta:object-count="0" meta:page-count="1" meta:paragraph-count="1" meta:word-count="198" meta:character-count="1402" meta:non-whitespace-character-count="1204"/>
  </office:meta>
</office:document-meta>
</file>